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color="#4472C4"/>
    </style:style>
    <style:style style:name="P3" style:parent-style-name="Normal" style:family="paragraph">
      <style:text-properties fo:font-weight="bold" style:font-weight-asian="bold" style:font-weight-complex="bold" fo:font-style="italic" style:font-style-asian="italic" style:font-style-complex="italic" fo:color="#4472C4"/>
    </style:style>
    <style:style style:name="P4" style:parent-style-name="Normal" style:family="paragraph">
      <style:text-properties fo:font-weight="bold" style:font-weight-asian="bold" style:font-weight-complex="bold" fo:font-style="italic" style:font-style-asian="italic" style:font-style-complex="italic" fo:color="#4472C4"/>
    </style:style>
    <style:style style:name="P5" style:parent-style-name="Normal" style:family="paragraph">
      <style:text-properties fo:font-weight="bold" style:font-weight-asian="bold" style:font-weight-complex="bold" fo:font-style="italic" style:font-style-asian="italic" style:font-style-complex="italic" fo:color="#4472C4"/>
    </style:style>
    <style:style style:name="P6" style:parent-style-name="Normal" style:family="paragraph">
      <style:text-properties fo:font-weight="bold" style:font-weight-asian="bold" style:font-weight-complex="bold" fo:font-style="italic" style:font-style-asian="italic" style:font-style-complex="italic" fo:color="#4472C4"/>
    </style:style>
    <style:style style:name="P7" style:parent-style-name="Normal" style:family="paragraph">
      <style:text-properties fo:font-weight="bold" style:font-weight-asian="bold" style:font-weight-complex="bold" fo:font-style="italic" style:font-style-asian="italic" style:font-style-complex="italic" fo:color="#4472C4"/>
    </style:style>
    <style:style style:name="P8" style:parent-style-name="Normal" style:family="paragraph">
      <style:text-properties fo:font-weight="bold" style:font-weight-asian="bold" style:font-weight-complex="bold" fo:font-style="italic" style:font-style-asian="italic" style:font-style-complex="italic" fo:color="#4472C4"/>
    </style:style>
    <style:style style:name="P9" style:parent-style-name="Normal" style:family="paragraph">
      <style:text-properties fo:font-weight="bold" style:font-weight-asian="bold" style:font-weight-complex="bold" fo:font-style="italic" style:font-style-asian="italic" style:font-style-complex="italic" fo:color="#4472C4"/>
    </style:style>
    <style:style style:name="P10" style:parent-style-name="Normal" style:family="paragraph">
      <style:text-properties fo:font-weight="bold" style:font-weight-asian="bold" style:font-weight-complex="bold" fo:font-style="italic" style:font-style-asian="italic" style:font-style-complex="italic" fo:color="#4472C4"/>
    </style:style>
    <style:style style:name="P11" style:parent-style-name="Normal" style:family="paragraph">
      <style:text-properties fo:font-weight="bold" style:font-weight-asian="bold" style:font-weight-complex="bold" fo:font-style="italic" style:font-style-asian="italic" style:font-style-complex="italic" fo:color="#4472C4"/>
    </style:style>
    <style:style style:name="P12" style:parent-style-name="Normal" style:family="paragraph">
      <style:text-properties fo:font-weight="bold" style:font-weight-asian="bold" style:font-weight-complex="bold" fo:font-style="italic" style:font-style-asian="italic" style:font-style-complex="italic" fo:color="#4472C4"/>
    </style:style>
    <style:style style:name="P13" style:parent-style-name="Normal" style:family="paragraph">
      <style:text-properties fo:font-weight="bold" style:font-weight-asian="bold" style:font-weight-complex="bold" fo:font-style="italic" style:font-style-asian="italic" style:font-style-complex="italic" fo:color="#4472C4"/>
    </style:style>
    <style:style style:name="P14" style:parent-style-name="Normal" style:family="paragraph">
      <style:text-properties fo:font-style="italic" style:font-style-asian="italic" style:font-style-complex="italic"/>
    </style:style>
    <style:style style:name="P15" style:parent-style-name="Normal" style:family="paragraph">
      <style:text-properties fo:font-style="italic" style:font-style-asian="italic" style:font-style-complex="italic"/>
    </style:style>
    <style:style style:name="P16" style:parent-style-name="Normal" style:family="paragraph">
      <style:text-properties fo:font-style="italic" style:font-style-asian="italic" style:font-style-complex="italic"/>
    </style:style>
    <style:style style:name="P17" style:parent-style-name="Normal" style:family="paragraph">
      <style:text-properties fo:font-weight="bold" style:font-weight-asian="bold" style:font-weight-complex="bold" fo:font-style="italic" style:font-style-asian="italic" style:font-style-complex="italic" fo:color="#4472C4"/>
    </style:style>
    <style:style style:name="P18" style:parent-style-name="Normal" style:family="paragraph">
      <style:text-properties fo:font-style="italic" style:font-style-asian="italic" style:font-style-complex="italic"/>
    </style:style>
    <style:style style:name="P19" style:parent-style-name="Normal" style:family="paragraph">
      <style:text-properties fo:font-style="italic" style:font-style-asian="italic" style:font-style-complex="italic"/>
    </style:style>
    <style:style style:name="P20" style:parent-style-name="Normal" style:family="paragraph">
      <style:text-properties fo:font-weight="bold" style:font-weight-asian="bold" style:font-weight-complex="bold" fo:font-style="italic" style:font-style-asian="italic" style:font-style-complex="italic" fo:color="#4472C4"/>
    </style:style>
    <style:style style:name="P21" style:parent-style-name="Normal" style:family="paragraph">
      <style:text-properties fo:font-style="italic" style:font-style-asian="italic" style:font-style-complex="italic"/>
    </style:style>
    <style:style style:name="P22" style:parent-style-name="Normal" style:family="paragraph">
      <style:text-properties fo:font-style="italic" style:font-style-asian="italic" style:font-style-complex="italic"/>
    </style:style>
    <style:style style:name="P23" style:parent-style-name="Normal" style:family="paragraph">
      <style:text-properties fo:font-style="italic" style:font-style-asian="italic" style:font-style-complex="italic"/>
    </style:style>
    <style:style style:name="P24" style:parent-style-name="Normal" style:family="paragraph">
      <style:text-properties fo:font-style="italic" style:font-style-asian="italic" style:font-style-complex="italic"/>
    </style:style>
    <style:style style:name="P25" style:parent-style-name="Normal" style:family="paragraph">
      <style:text-properties fo:font-style="italic" style:font-style-asian="italic" style:font-style-complex="italic"/>
    </style:style>
    <style:style style:name="P26" style:parent-style-name="Normal" style:family="paragraph">
      <style:text-properties fo:font-style="italic" style:font-style-asian="italic" style:font-style-complex="italic"/>
    </style:style>
    <style:style style:name="P27" style:parent-style-name="Normal" style:family="paragraph">
      <style:text-properties fo:font-style="italic" style:font-style-asian="italic" style:font-style-complex="italic"/>
    </style:style>
    <style:style style:name="P28" style:parent-style-name="Normal" style:family="paragraph">
      <style:text-properties fo:font-style="italic" style:font-style-asian="italic" style:font-style-complex="italic"/>
    </style:style>
    <style:style style:name="P29" style:parent-style-name="Normal" style:family="paragraph">
      <style:text-properties fo:font-style="italic" style:font-style-asian="italic" style:font-style-complex="italic"/>
    </style:style>
    <style:style style:name="P30" style:parent-style-name="Normal" style:family="paragraph">
      <style:text-properties fo:font-style="italic" style:font-style-asian="italic" style:font-style-complex="italic"/>
    </style:style>
    <style:style style:name="P31" style:parent-style-name="Normal" style:family="paragraph">
      <style:text-properties fo:font-style="italic" style:font-style-asian="italic" style:font-style-complex="italic"/>
    </style:style>
    <style:style style:name="P32" style:parent-style-name="Normal" style:family="paragraph">
      <style:text-properties fo:font-style="italic" style:font-style-asian="italic" style:font-style-complex="italic"/>
    </style:style>
    <style:style style:name="P33" style:parent-style-name="Normal" style:family="paragraph">
      <style:text-properties fo:font-style="italic" style:font-style-asian="italic" style:font-style-complex="italic"/>
    </style:style>
    <style:style style:name="P34" style:parent-style-name="Normal" style:family="paragraph">
      <style:text-properties fo:font-style="italic" style:font-style-asian="italic" style:font-style-complex="italic"/>
    </style:style>
    <style:style style:name="P35" style:parent-style-name="Normal" style:family="paragraph">
      <style:text-properties fo:font-style="italic" style:font-style-asian="italic" style:font-style-complex="italic"/>
    </style:style>
    <style:style style:name="P36" style:parent-style-name="Normal" style:family="paragraph">
      <style:text-properties fo:font-style="italic" style:font-style-asian="italic" style:font-style-complex="italic"/>
    </style:style>
    <style:style style:name="P37" style:parent-style-name="Normal" style:family="paragraph">
      <style:text-properties fo:font-style="italic" style:font-style-asian="italic" style:font-style-complex="italic"/>
    </style:style>
    <style:style style:name="P38" style:parent-style-name="Normal" style:family="paragraph">
      <style:text-properties fo:font-style="italic" style:font-style-asian="italic" style:font-style-complex="italic"/>
    </style:style>
    <style:style style:name="P39" style:parent-style-name="Normal" style:family="paragraph">
      <style:text-properties fo:font-style="italic" style:font-style-asian="italic" style:font-style-complex="italic"/>
    </style:style>
    <style:style style:name="P40" style:parent-style-name="Normal" style:family="paragraph">
      <style:text-properties fo:font-style="italic" style:font-style-asian="italic" style:font-style-complex="italic"/>
    </style:style>
    <style:style style:name="P41" style:parent-style-name="Normal" style:family="paragraph">
      <style:text-properties fo:font-style="italic" style:font-style-asian="italic" style:font-style-complex="italic"/>
    </style:style>
    <style:style style:name="P42" style:parent-style-name="Normal" style:family="paragraph">
      <style:text-properties fo:font-style="italic" style:font-style-asian="italic" style:font-style-complex="italic"/>
    </style:style>
    <style:style style:name="P43" style:parent-style-name="Normal" style:family="paragraph">
      <style:text-properties fo:font-style="italic" style:font-style-asian="italic" style:font-style-complex="italic"/>
    </style:style>
    <style:style style:name="P44" style:parent-style-name="Normal" style:family="paragraph">
      <style:text-properties fo:font-style="italic" style:font-style-asian="italic" style:font-style-complex="italic"/>
    </style:style>
    <style:style style:name="P45" style:parent-style-name="Normal" style:family="paragraph">
      <style:text-properties fo:font-style="italic" style:font-style-asian="italic" style:font-style-complex="italic"/>
    </style:style>
    <style:style style:name="P46" style:parent-style-name="Normal" style:family="paragraph">
      <style:text-properties fo:font-style="italic" style:font-style-asian="italic" style:font-style-complex="italic"/>
    </style:style>
    <style:style style:name="P47" style:parent-style-name="Normal" style:family="paragraph">
      <style:text-properties fo:font-style="italic" style:font-style-asian="italic" style:font-style-complex="italic"/>
    </style:style>
    <style:style style:name="P48" style:parent-style-name="Normal" style:family="paragraph">
      <style:text-properties fo:font-style="italic" style:font-style-asian="italic" style:font-style-complex="italic"/>
    </style:style>
    <style:style style:name="P49" style:parent-style-name="Normal" style:family="paragraph">
      <style:text-properties fo:font-style="italic" style:font-style-asian="italic" style:font-style-complex="italic"/>
    </style:style>
    <style:style style:name="P50" style:parent-style-name="Normal" style:family="paragraph">
      <style:text-properties fo:font-style="italic" style:font-style-asian="italic" style:font-style-complex="italic"/>
    </style:style>
    <style:style style:name="P51" style:parent-style-name="Normal" style:family="paragraph">
      <style:text-properties fo:font-weight="bold" style:font-weight-asian="bold" style:font-weight-complex="bold" fo:font-style="italic" style:font-style-asian="italic" style:font-style-complex="italic" fo:color="#4472C4"/>
    </style:style>
    <style:style style:name="T52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4472C4"/>
    </style:style>
    <style:style style:name="P53" style:parent-style-name="Normal" style:family="paragraph">
      <style:text-properties fo:font-weight="bold" style:font-weight-asian="bold" style:font-weight-complex="bold" fo:font-style="italic" style:font-style-asian="italic" style:font-style-complex="italic" fo:color="#4472C4"/>
    </style:style>
    <style:style style:name="P54" style:parent-style-name="ListParagraph" style:list-style-name="LFO1" style:family="paragraph">
      <style:text-properties fo:font-weight="bold" style:font-weight-asian="bold" style:font-weight-complex="bold" fo:font-style="italic" style:font-style-asian="italic" style:font-style-complex="italic" fo:color="#4472C4"/>
    </style:style>
    <style:style style:name="P55" style:parent-style-name="ListParagraph" style:list-style-name="LFO1" style:family="paragraph">
      <style:text-properties fo:font-weight="bold" style:font-weight-asian="bold" style:font-weight-complex="bold" fo:font-style="italic" style:font-style-asian="italic" style:font-style-complex="italic" fo:color="#4472C4"/>
    </style:style>
    <style:style style:name="P56" style:parent-style-name="ListParagraph" style:list-style-name="LFO1" style:family="paragraph">
      <style:text-properties fo:font-weight="bold" style:font-weight-asian="bold" style:font-weight-complex="bold" fo:font-style="italic" style:font-style-asian="italic" style:font-style-complex="italic" fo:color="#4472C4"/>
    </style:style>
    <style:style style:name="P57" style:parent-style-name="Normal" style:family="paragraph">
      <style:text-properties fo:font-weight="bold" style:font-weight-asian="bold" style:font-weight-complex="bold" fo:font-style="italic" style:font-style-asian="italic" style:font-style-complex="italic" fo:color="#4472C4"/>
    </style:style>
  </office:automatic-styles>
  <office:body>
    <office:text text:use-soft-page-breaks="true">
      <text:p text:style-name="P1">ls -l<text:s/></text:p>
      <text:p text:style-name="Normal">touch test.txt</text:p>
      <text:p text:style-name="Normal">ls -l</text:p>
      <text:p text:style-name="Normal">ls -al</text:p>
      <text:p text:style-name="Normal">ls -l</text:p>
      <text:p text:style-name="Normal">cd</text:p>
      <text:p text:style-name="Normal">cd lab02</text:p>
      <text:p text:style-name="Normal">ls</text:p>
      <text:p text:style-name="P2">Exercise 1</text:p>
      <text:p text:style-name="P3">cd</text:p>
      <text:p text:style-name="P4">cd lab02<text:s/></text:p>
      <text:p text:style-name="P5">ls -l</text:p>
      <text:p text:style-name="P6">mkdir backups</text:p>
      <text:p text:style-name="P7">ls -l</text:p>
      <text:p text:style-name="P8">cd backups<text:s/></text:p>
      <text:p text:style-name="P9">touch poetry.txt</text:p>
      <text:p text:style-name="P10">ls -l</text:p>
      <text:p text:style-name="P11">End Exercise 1</text:p>
      <text:p text:style-name="Normal">pwd (output<text:s/>/home/anmoolshah123/lab02/backups)</text:p>
      <text:p text:style-name="Normal">ls -al</text:p>
      <text:p text:style-name="Normal">pwd</text:p>
      <text:p text:style-name="Normal">cd .</text:p>
      <text:p text:style-name="Normal">pwd</text:p>
      <text:p text:style-name="Normal">pwd</text:p>
      <text:p text:style-name="Normal">cd ..</text:p>
      <text:p text:style-name="Normal">pwd</text:p>
      <text:p text:style-name="Normal">cd /</text:p>
      <text:p text:style-name="Normal">ls -l /</text:p>
      <text:p text:style-name="Normal">ls -l /home/anmoolshah123</text:p>
      <text:p text:style-name="Normal">ls -l /home/anmoolshah123/lab02</text:p>
      <text:p text:style-name="Normal">cd</text:p>
      <text:p text:style-name="Normal">ls -l ./lab02/</text:p>
      <text:p text:style-name="Normal">ls -l./lab02/backups</text:p>
      <text:p text:style-name="P12">Exercise 2</text:p>
      <text:p text:style-name="P13">ls -l ~</text:p>
      <text:p text:style-name="P14">drwxr-xr-x 3 anmoolshah123 anmoolshah123 4096 Jan 31 13:17 lab02</text:p>
      <text:p text:style-name="P15">-rw-r--r-- 1 anmoolshah123 anmoolshah123 <text:s/>913 Jan 31 13:03 README-cloudshell.txt</text:p>
      <text:p text:style-name="P16">-rw-r--r-- 1 anmoolshah123 anmoolshah123 <text:s text:c="3"/>0 Jan 31 13:06 test1.txt</text:p>
      <text:p text:style-name="P17">ls -l~/..</text:p>
      <text:p text:style-name="P18">drwxr-xr-x 8 anmoolshah123 anmoolshah123 <text:s/>4096 Jan 31 13:08 anmoolshah123</text:p>
      <text:p text:style-name="P19">drwx------ 2 root <text:s text:c="9"/>root <text:s text:c="9"/>16384 Mar 25 <text:s/>2015 lost+found</text:p>
      <text:p text:style-name="P20">ls -l~/../..</text:p>
      <text:p text:style-name="P21">total 201100</text:p>
      <text:p text:style-name="P22">drwxr-xr-x <text:s text:c="2"/>1 root root <text:s text:c="5"/>4096 Jan 17 12:57 bin</text:p>
      <text:p text:style-name="P23">drwxr-xr-x <text:s text:c="2"/>2 root root <text:s text:c="5"/>4096 Sep 29 20:00 boot</text:p>
      <text:p text:style-name="P24">drwxr-xr-x <text:s/>11 root root <text:s text:c="5"/>3120 Jan 31 13:03 dev</text:p>
      <text:p text:style-name="P25">drwxr-xr-x <text:s text:c="2"/>1 root root <text:s text:c="5"/>4096 Jan 31 13:03 etc</text:p>
      <text:p text:style-name="P26">-rw-r--r-- <text:s text:c="2"/>1 root root <text:s text:c="2"/>1908226 Feb 22 <text:s/>2021 get-pip.py</text:p>
      <text:p text:style-name="P27">drwxr-xr-x <text:s text:c="2"/>1 root root <text:s text:c="5"/>4096 Jan 31 13:03 google</text:p>
      <text:p text:style-name="P28">drwxr-xr-x <text:s text:c="2"/>4 root root <text:s text:c="5"/>4096 Jan 31 13:03 home</text:p>
      <text:p text:style-name="P29">-rw-r--r-- <text:s text:c="2"/>1 root root <text:s text:c="5"/>4439 Jan 17 11:25 install_kustomize.sh</text:p>
      <text:p text:style-name="P30">drwxr-xr-x <text:s text:c="2"/>1 root root <text:s text:c="5"/>4096 Jan 31 13:03 lib</text:p>
      <text:p text:style-name="P31">drwxr-xr-x <text:s text:c="2"/>2 root root <text:s text:c="5"/>4096 Jan 17 10:40 lib32</text:p>
      <text:p text:style-name="P32">drwxr-xr-x <text:s text:c="2"/>2 root root <text:s text:c="5"/>4096 Oct <text:s/>9 00:00 lib64</text:p>
      <text:p text:style-name="P33">drwxr-xr-x <text:s/>14 root root <text:s text:c="5"/>4096 Jan 17 10:44 libgit2</text:p>
      <text:p text:style-name="P34">drwxr-xr-x <text:s text:c="2"/>2 3434 3434 <text:s text:c="5"/>4096 Jan 17 11:24 linux-amd64</text:p>
      <text:p text:style-name="P35">drwxr-xr-x <text:s text:c="2"/>2 root root <text:s text:c="5"/>4096 Oct <text:s/>9 00:00 media</text:p>
      <text:p text:style-name="P36">drwxr-xr-x <text:s text:c="2"/>2 root root <text:s text:c="5"/>4096 Oct <text:s/>9 00:00 mnt</text:p>
      <text:p text:style-name="P37">-rw-r--r-- <text:s text:c="2"/>1 root root <text:s text:c="4"/>35592 Jun 21 <text:s/>2021 mysql-apt-config_0.8.17-1_all.deb</text:p>
      <text:p text:style-name="P38">-rw-r--r-- <text:s text:c="2"/>1 root root 203394062 Oct <text:s/>6 08:18 openjdk-21.0.1_linux-x64_bin.tar.gz</text:p>
      <text:p text:style-name="P39">drwxr-xr-x <text:s text:c="2"/>1 root root <text:s text:c="5"/>4096 Jan 31 13:03 opt</text:p>
      <text:p text:style-name="P40">-rw-r--r-- <text:s text:c="2"/>1 root root <text:s text:c="5"/>3134 Oct 25 <text:s/>2022 packages-microsoft-prod.deb</text:p>
      <text:p text:style-name="P41">dr-xr-xr-x 188 root root <text:s text:c="8"/>0 Jan 31 13:03 proc</text:p>
      <text:p text:style-name="P42">drwxr-xr-x <text:s text:c="2"/>2 root root <text:s text:c="5"/>4096 Jan 31 13:03 root</text:p>
      <text:p text:style-name="P43">drwxr-xr-x <text:s text:c="2"/>1 root root <text:s text:c="5"/>4096 Jan 31 13:03 run</text:p>
      <text:p text:style-name="P44">drwxr-xr-x <text:s text:c="2"/>1 root root <text:s text:c="5"/>4096 Jan 17 10:45 sbin</text:p>
      <text:p text:style-name="P45">drwxr-xr-x <text:s text:c="2"/>2 root root <text:s text:c="5"/>4096 Oct <text:s/>9 00:00 srv</text:p>
      <text:p text:style-name="P46">dr-xr-xr-x <text:s/>13 root root <text:s text:c="8"/>0 Jan 31 13:03 sys</text:p>
      <text:p text:style-name="P47">drwxrwxrwt <text:s text:c="2"/>1 root root <text:s text:c="5"/>4096 Jan 31 13:04 tmp</text:p>
      <text:p text:style-name="P48">-rw-r--r-- <text:s text:c="2"/>1 root root <text:s text:c="3"/>462965 Dec <text:s/>7 <text:s/>2021 tmux-2.1.tar.gz</text:p>
      <text:p text:style-name="P49">drwxr-xr-x <text:s text:c="2"/>1 root root <text:s text:c="5"/>4096 Jan 17 10:37 usr</text:p>
      <text:p text:style-name="P50">drwxr-xr-x <text:s text:c="2"/>1 root root <text:s text:c="5"/>4096 Jan 31 13:03 var</text:p>
      <text:p text:style-name="P51"/>
      <text:p text:style-name="Normal"><text:span text:style-name="T52">End Exercise 2</text:span></text:p>
      <text:p text:style-name="Normal">cd</text:p>
      <text:p text:style-name="Normal">man ls</text:p>
      <text:p text:style-name="Normal">q</text:p>
      <text:p text:style-name="Normal">echo</text:p>
      <text:p text:style-name="Normal">cd</text:p>
      <text:p text:style-name="Normal">cat ~/README-cloudshell.txt</text:p>
      <text:p text:style-name="P53">Exercise 4</text:p>
      <text:list text:style-name="LFO1" text:continue-numbering="true">
        <text:list-item>
          <text:p text:style-name="P54">You don’t get prompted to delete a file so it forcefully deletes the file<text:s/>without confirmation</text:p>
        </text:list-item>
        <text:list-item>
          <text:p text:style-name="P55">Makes folders at different levels at the same time</text:p>
        </text:list-item>
        <text:list-item>
          <text:p text:style-name="P56">Displays the word ‘echo’ back to the user essentially echoing back the argument</text:p>
        </text:list-item>
      </text:list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mool Shah (Student)</meta:initial-creator>
    <dc:creator>Anmool Shah (Student)</dc:creator>
    <meta:creation-date>2024-01-31T13:17:00Z</meta:creation-date>
    <dc:date>2024-01-31T13:51:00Z</dc:date>
    <meta:template xlink:href="Normal" xlink:type="simple"/>
    <meta:editing-cycles>3</meta:editing-cycles>
    <meta:editing-duration>PT2040S</meta:editing-duration>
    <meta:document-statistic meta:page-count="1" meta:paragraph-count="5" meta:word-count="405" meta:character-count="2715" meta:row-count="19" meta:non-whitespace-character-count="2315"/>
  </office:meta>
</office:document-meta>
</file>